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23.611cm"/>
    </style:style>
    <style:style style:name="P1" style:family="paragraph">
      <style:text-properties fo:color="#333333"/>
    </style:style>
    <style:style style:name="P2" style:family="paragraph">
      <style:text-properties fo:color="#333333" fo:font-family="Monodeco" style:font-pitch="variable" fo:font-size="96pt" style:font-size-asian="96pt" style:font-size-complex="96pt"/>
    </style:style>
    <style:style style:name="T1" style:family="text">
      <style:text-properties fo:color="#333333" fo:font-family="Monodeco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111cm" svg:height="3.638cm" svg:x="-0.111cm" svg:y="0.162cm">
          <draw:text-box>
            <text:p text:style-name="P1"><text:span text:style-name="T1">joshua deak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4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06T03:38:14.710000000</meta:creation-date>
    <dc:date>2016-03-08T18:08:03.85</dc:date>
    <meta:editing-duration>PT26M25S</meta:editing-duration>
    <meta:editing-cycles>3</meta:editing-cycles>
    <meta:generator>OpenOffice.org/3.4.1$Win32 OpenOffice.org_project/341m1$Build-9593</meta:generator>
    <meta:document-statistic meta:object-count="1"/>
  </office:meta>
</office:document-meta>
</file>